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text-underline-style="none"/>
    </style:style>
    <style:style style:name="P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o Silver Bullet</text:h>
      <text:p text:style-name="P1">La frase hace referencia a que no existen “balas de plata” para el desarrollo de un sistema informático, ya que toda solución informática siempre se puede mejorar, madurar y nunca están 100% terminados. Esto se debe a las dificultades “esenciales” a la naturaleza del software: la complejidad, la conformidad, la mutabilidad y la invisibilid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2-08-26T10:21:04</meta:creation-date>
    <dc:date>2012-08-26T13:42:26</dc:date>
    <dc:creator>Alejandro </dc:creator>
    <meta:editing-duration>PT3H21M24S</meta:editing-duration>
    <meta:editing-cycles>3</meta:editing-cycles>
    <meta:generator>LibreOffice/3.4$Unix LibreOffice_project/340m1$Build-402</meta:generator>
    <meta:document-statistic meta:table-count="0" meta:image-count="0" meta:object-count="0" meta:page-count="1" meta:paragraph-count="2" meta:word-count="57" meta:character-count="360" meta:non-whitespace-character-count="305"/>
  </office:meta>
</office:document-meta>
</file>